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3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VPZAW3MEPrs" text:style-name="Internet_20_link" text:visited-style-name="Visited_20_Internet_20_Link">https://www.youtube.com/watch?v=VPZAW3MEPrs</text:a></text:p>
      <text:p text:style-name="Standard"/>
      <text:p text:style-name="Standard"/>
      <text:p text:style-name="Standard">https://www.youtube.com/watch?v=p6PVjv_8hR0<text:span text:style-name="T1">(сериалайзеры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42:42.800695011</meta:creation-date>
    <dc:date>2021-03-12T21:49:59.201216853</dc:date>
    <meta:editing-duration>PT29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2" meta:word-count="2" meta:character-count="100" meta:non-whitespace-character-count="100"/>
  </office:meta>
</office:document-meta>
</file>